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763">
            <text:p>763</text:p>
          </table:table-cell>
          <table:table-cell table:formula="of:=ABS([.I1]-[.H1])/[.H1]" office:value-type="float" office:value="0.107602339181287">
            <text:p>0.1076023392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810">
            <text:p>810</text:p>
          </table:table-cell>
          <table:table-cell table:formula="of:=ABS([.I2]-[.H2])/[.H2]" office:value-type="float" office:value="0.108910891089109">
            <text:p>0.1089108911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705">
            <text:p>705</text:p>
          </table:table-cell>
          <table:table-cell table:formula="of:=ABS([.I3]-[.H3])/[.H3]" office:value-type="float" office:value="0.211409395973154">
            <text:p>0.211409396</text:p>
          </table:table-cell>
          <table:table-cell/>
          <table:table-cell table:formula="of:=[.$F101]" office:value-type="float" office:value="0.678571428571429">
            <text:p>0.6785714286</text:p>
          </table:table-cell>
          <table:table-cell table:formula="of:=[.J101]" office:value-type="float" office:value="0.355330738811473">
            <text:p>0.3553307388</text:p>
          </table:table-cell>
          <table:table-cell table:formula="of:=[.$F22]" office:value-type="float" office:value="1">
            <text:p>1</text:p>
          </table:table-cell>
          <table:table-cell table:formula="of:=[.$J22]" office:value-type="float" office:value="0.118765296039937">
            <text:p>0.118765296</text:p>
          </table:table-cell>
          <table:table-cell table:formula="of:=[.$F44]" office:value-type="float" office:value="1">
            <text:p>1</text:p>
          </table:table-cell>
          <table:table-cell table:formula="of:=[.$J44]" office:value-type="float" office:value="0.153588903405008">
            <text:p>0.1535889034</text:p>
          </table:table-cell>
          <table:table-cell table:formula="of:=[.$F66]" office:value-type="float" office:value="0.666666666666667">
            <text:p>0.6666666667</text:p>
          </table:table-cell>
          <table:table-cell table:formula="of:=[.$J66]" office:value-type="float" office:value="0.213887796782882">
            <text:p>0.2138877968</text:p>
          </table:table-cell>
          <table:table-cell table:formula="of:=[.$F88]" office:value-type="float" office:value="0.0476190476190476">
            <text:p>0.0476190476</text:p>
          </table:table-cell>
          <table:table-cell table:formula="of:=[.$J88]" office:value-type="float" office:value="0.935080959018067">
            <text:p>0.935080959</text:p>
          </table:table-cell>
          <table:table-cell table:formula="of:=[.$F94]" office:value-type="float" office:value="0">
            <text:p>0</text:p>
          </table:table-cell>
          <table:table-cell table:formula="of:=[.$J94]" office:value-type="float" office:value="0.813255970296497">
            <text:p>0.8132559703</text:p>
          </table:table-cell>
          <table:table-cell table:formula="of:=[.$F100]" office:value-type="float" office:value="0">
            <text:p>0</text:p>
          </table:table-cell>
          <table:table-cell table:formula="of:=[.$J100]" office:value-type="float" office:value="0.564747453830139">
            <text:p>0.5647474538</text:p>
          </table:table-cell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774">
            <text:p>774</text:p>
          </table:table-cell>
          <table:table-cell table:formula="of:=ABS([.I4]-[.H4])/[.H4]" office:value-type="float" office:value="0.106235565819861">
            <text:p>0.10623556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711">
            <text:p>711</text:p>
          </table:table-cell>
          <table:table-cell table:formula="of:=ABS([.I5]-[.H5])/[.H5]" office:value-type="float" office:value="0.332394366197183">
            <text:p>0.33239436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833">
            <text:p>833</text:p>
          </table:table-cell>
          <table:table-cell table:formula="of:=ABS([.I6]-[.H6])/[.H6]" office:value-type="float" office:value="0.142121524201854">
            <text:p>0.14212152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14">
            <text:p>814</text:p>
          </table:table-cell>
          <table:table-cell table:formula="of:=ABS([.I7]-[.H7])/[.H7]" office:value-type="float" office:value="0.0853932584269663">
            <text:p>0.08539325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910">
            <text:p>910</text:p>
          </table:table-cell>
          <table:table-cell table:formula="of:=ABS([.I8]-[.H8])/[.H8]" office:value-type="float" office:value="0.10958904109589">
            <text:p>0.10958904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798">
            <text:p>798</text:p>
          </table:table-cell>
          <table:table-cell table:formula="of:=ABS([.I9]-[.H9])/[.H9]" office:value-type="float" office:value="0.0731707317073171">
            <text:p>0.0731707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765">
            <text:p>765</text:p>
          </table:table-cell>
          <table:table-cell table:formula="of:=ABS([.I10]-[.H10])/[.H10]" office:value-type="float" office:value="0.174757281553398">
            <text:p>0.17475728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818">
            <text:p>818</text:p>
          </table:table-cell>
          <table:table-cell table:formula="of:=ABS([.I11]-[.H11])/[.H11]" office:value-type="float" office:value="0.110869565217391">
            <text:p>0.11086956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990">
            <text:p>990</text:p>
          </table:table-cell>
          <table:table-cell table:formula="of:=ABS([.I12]-[.H12])/[.H12]" office:value-type="float" office:value="0.0764925373134328">
            <text:p>0.07649253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877">
            <text:p>877</text:p>
          </table:table-cell>
          <table:table-cell table:formula="of:=ABS([.I13]-[.H13])/[.H13]" office:value-type="float" office:value="0.0758693361433088">
            <text:p>0.07586933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884">
            <text:p>884</text:p>
          </table:table-cell>
          <table:table-cell table:formula="of:=ABS([.I14]-[.H14])/[.H14]" office:value-type="float" office:value="0.0412147505422994">
            <text:p>0.04121475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692">
            <text:p>692</text:p>
          </table:table-cell>
          <table:table-cell table:formula="of:=ABS([.I15]-[.H15])/[.H15]" office:value-type="float" office:value="0.157125456760049">
            <text:p>0.15712545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879">
            <text:p>879</text:p>
          </table:table-cell>
          <table:table-cell table:formula="of:=ABS([.I16]-[.H16])/[.H16]" office:value-type="float" office:value="0.103061224489796">
            <text:p>0.1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873">
            <text:p>873</text:p>
          </table:table-cell>
          <table:table-cell table:formula="of:=ABS([.I17]-[.H17])/[.H17]" office:value-type="float" office:value="0.142436149312377">
            <text:p>0.14243614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049">
            <text:p>1049</text:p>
          </table:table-cell>
          <table:table-cell table:formula="of:=ABS([.I18]-[.H18])/[.H18]" office:value-type="float" office:value="0.104184457728437">
            <text:p>0.10418445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916">
            <text:p>916</text:p>
          </table:table-cell>
          <table:table-cell table:formula="of:=ABS([.I19]-[.H19])/[.H19]" office:value-type="float" office:value="0.12176414189837">
            <text:p>0.12176414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944">
            <text:p>944</text:p>
          </table:table-cell>
          <table:table-cell table:formula="of:=ABS([.I20]-[.H20])/[.H20]" office:value-type="float" office:value="0.0493454179254784">
            <text:p>0.04934541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1063">
            <text:p>1063</text:p>
          </table:table-cell>
          <table:table-cell table:formula="of:=ABS([.I21]-[.H21])/[.H21]" office:value-type="float" office:value="0.0601237842617153">
            <text:p>0.060123784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:.D21]; &quot;T&quot;)" office:value-type="float" office:value="21">
            <text:p>21</text:p>
          </table:table-cell>
          <table:table-cell table:style-name="ce1" table:formula="of:=[.E22]/21" office:value-type="float" office:value="1">
            <text:p>1</text:p>
          </table:table-cell>
          <table:table-cell table:number-columns-repeated="3"/>
          <table:table-cell table:style-name="ce1" table:formula="of:=AVERAGE([.J1:.J21])" office:value-type="float" office:value="0.118765296039937">
            <text:p>0.1187652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612">
            <text:p>612</text:p>
          </table:table-cell>
          <table:table-cell table:formula="of:=ABS([.I23]-[.H23])/[.H23]" office:value-type="float" office:value="0.232120451693852">
            <text:p>0.23212045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800">
            <text:p>800</text:p>
          </table:table-cell>
          <table:table-cell table:formula="of:=ABS([.I24]-[.H24])/[.H24]" office:value-type="float" office:value="0.0909090909090909">
            <text:p>0.09090909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733">
            <text:p>733</text:p>
          </table:table-cell>
          <table:table-cell table:formula="of:=ABS([.I25]-[.H25])/[.H25]" office:value-type="float" office:value="0.180089485458613">
            <text:p>0.18008948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24">
            <text:p>724</text:p>
          </table:table-cell>
          <table:table-cell table:formula="of:=ABS([.I26]-[.H26])/[.H26]" office:value-type="float" office:value="0.0881612090680101">
            <text:p>0.08816120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903">
            <text:p>903</text:p>
          </table:table-cell>
          <table:table-cell table:formula="of:=ABS([.I27]-[.H27])/[.H27]" office:value-type="float" office:value="0.152112676056338">
            <text:p>0.15211267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499">
            <text:p>499</text:p>
          </table:table-cell>
          <table:table-cell table:formula="of:=ABS([.I28]-[.H28])/[.H28]" office:value-type="float" office:value="0.43230944254835">
            <text:p>0.43230944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62">
            <text:p>762</text:p>
          </table:table-cell>
          <table:table-cell table:formula="of:=ABS([.I29]-[.H29])/[.H29]" office:value-type="float" office:value="0.0627306273062731">
            <text:p>0.06273062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868">
            <text:p>868</text:p>
          </table:table-cell>
          <table:table-cell table:formula="of:=ABS([.I30]-[.H30])/[.H30]" office:value-type="float" office:value="0.136318407960199">
            <text:p>0.1363184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524">
            <text:p>524</text:p>
          </table:table-cell>
          <table:table-cell table:formula="of:=ABS([.I31]-[.H31])/[.H31]" office:value-type="float" office:value="0.311432325886991">
            <text:p>0.31143232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80">
            <text:p>780</text:p>
          </table:table-cell>
          <table:table-cell table:formula="of:=ABS([.I32]-[.H32])/[.H32]" office:value-type="float" office:value="0.00889453621346887">
            <text:p>0.00889453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23">
            <text:p>723</text:p>
          </table:table-cell>
          <table:table-cell table:formula="of:=ABS([.I33]-[.H33])/[.H33]" office:value-type="float" office:value="0.0882723833543506">
            <text:p>0.08827238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802">
            <text:p>802</text:p>
          </table:table-cell>
          <table:table-cell table:formula="of:=ABS([.I34]-[.H34])/[.H34]" office:value-type="float" office:value="0.206726013847676">
            <text:p>0.20672601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891">
            <text:p>891</text:p>
          </table:table-cell>
          <table:table-cell table:formula="of:=ABS([.I35]-[.H35])/[.H35]" office:value-type="float" office:value="0.0439914163090129">
            <text:p>0.04399141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654">
            <text:p>654</text:p>
          </table:table-cell>
          <table:table-cell table:formula="of:=ABS([.I36]-[.H36])/[.H36]" office:value-type="float" office:value="0.270903010033445">
            <text:p>0.270903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34">
            <text:p>634</text:p>
          </table:table-cell>
          <table:table-cell table:formula="of:=ABS([.I37]-[.H37])/[.H37]" office:value-type="float" office:value="0.112044817927171">
            <text:p>0.11204481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758">
            <text:p>758</text:p>
          </table:table-cell>
          <table:table-cell table:formula="of:=ABS([.I38]-[.H38])/[.H38]" office:value-type="float" office:value="0.219361483007209">
            <text:p>0.2193614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54">
            <text:p>854</text:p>
          </table:table-cell>
          <table:table-cell table:formula="of:=ABS([.I39]-[.H39])/[.H39]" office:value-type="float" office:value="0.0656455142231947">
            <text:p>0.06564551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855">
            <text:p>855</text:p>
          </table:table-cell>
          <table:table-cell table:formula="of:=ABS([.I40]-[.H40])/[.H40]" office:value-type="float" office:value="0.24802110817942">
            <text:p>0.2480211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853">
            <text:p>853</text:p>
          </table:table-cell>
          <table:table-cell table:formula="of:=ABS([.I41]-[.H41])/[.H41]" office:value-type="float" office:value="0.142713567839196">
            <text:p>0.14271356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15">
            <text:p>815</text:p>
          </table:table-cell>
          <table:table-cell table:formula="of:=ABS([.I42]-[.H42])/[.H42]" office:value-type="float" office:value="0.058891454965358">
            <text:p>0.0588914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867">
            <text:p>867</text:p>
          </table:table-cell>
          <table:table-cell table:formula="of:=ABS([.I43]-[.H43])/[.H43]" office:value-type="float" office:value="0.0737179487179487">
            <text:p>0.073717948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3:.D43]; &quot;T&quot;)" office:value-type="float" office:value="21">
            <text:p>21</text:p>
          </table:table-cell>
          <table:table-cell table:style-name="ce1" table:formula="of:=[.E44]/21" office:value-type="float" office:value="1">
            <text:p>1</text:p>
          </table:table-cell>
          <table:table-cell table:number-columns-repeated="3"/>
          <table:table-cell table:style-name="ce1" table:formula="of:=AVERAGE([.J23:.J43])" office:value-type="float" office:value="0.153588903405008">
            <text:p>0.15358890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837">
            <text:p>837</text:p>
          </table:table-cell>
          <table:table-cell table:formula="of:=ABS([.I45]-[.H45])/[.H45]" office:value-type="float" office:value="0.129554655870445">
            <text:p>0.12955465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711">
            <text:p>711</text:p>
          </table:table-cell>
          <table:table-cell table:formula="of:=ABS([.I46]-[.H46])/[.H46]" office:value-type="float" office:value="0.131868131868132">
            <text:p>0.13186813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921">
            <text:p>921</text:p>
          </table:table-cell>
          <table:table-cell table:formula="of:=ABS([.I47]-[.H47])/[.H47]" office:value-type="float" office:value="0.154135338345865">
            <text:p>0.15413533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608">
            <text:p>608</text:p>
          </table:table-cell>
          <table:table-cell table:formula="of:=ABS([.I48]-[.H48])/[.H48]" office:value-type="float" office:value="0.114992721979622">
            <text:p>0.1149927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1045">
            <text:p>1045</text:p>
          </table:table-cell>
          <table:table-cell table:formula="of:=ABS([.I49]-[.H49])/[.H49]" office:value-type="float" office:value="0.0285433070866142">
            <text:p>0.02854330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970">
            <text:p>970</text:p>
          </table:table-cell>
          <table:table-cell table:formula="of:=ABS([.I50]-[.H50])/[.H50]" office:value-type="float" office:value="0.310810810810811">
            <text:p>0.31081081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948">
            <text:p>948</text:p>
          </table:table-cell>
          <table:table-cell table:formula="of:=ABS([.I51]-[.H51])/[.H51]" office:value-type="float" office:value="0.329593267882188">
            <text:p>0.32959326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648">
            <text:p>648</text:p>
          </table:table-cell>
          <table:table-cell table:formula="of:=ABS([.I52]-[.H52])/[.H52]" office:value-type="float" office:value="0.278396436525612">
            <text:p>0.27839643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874">
            <text:p>874</text:p>
          </table:table-cell>
          <table:table-cell table:formula="of:=ABS([.I53]-[.H53])/[.H53]" office:value-type="float" office:value="0.639774859287054">
            <text:p>0.63977485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595">
            <text:p>595</text:p>
          </table:table-cell>
          <table:table-cell table:formula="of:=ABS([.I54]-[.H54])/[.H54]" office:value-type="float" office:value="0.179310344827586">
            <text:p>0.17931034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39">
            <text:p>739</text:p>
          </table:table-cell>
          <table:table-cell table:formula="of:=ABS([.I55]-[.H55])/[.H5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639">
            <text:p>639</text:p>
          </table:table-cell>
          <table:table-cell table:formula="of:=ABS([.I56]-[.H56])/[.H56]" office:value-type="float" office:value="0.243786982248521">
            <text:p>0.24378698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709">
            <text:p>709</text:p>
          </table:table-cell>
          <table:table-cell table:formula="of:=ABS([.I57]-[.H57])/[.H57]" office:value-type="float" office:value="0.14475271411339">
            <text:p>0.14475271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614">
            <text:p>614</text:p>
          </table:table-cell>
          <table:table-cell table:formula="of:=ABS([.I58]-[.H58])/[.H58]" office:value-type="float" office:value="0.111432706222865">
            <text:p>0.11143270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479">
            <text:p>479</text:p>
          </table:table-cell>
          <table:table-cell table:formula="of:=ABS([.I59]-[.H59])/[.H59]" office:value-type="float" office:value="0.231139646869984">
            <text:p>0.23113964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550">
            <text:p>550</text:p>
          </table:table-cell>
          <table:table-cell table:formula="of:=ABS([.I60]-[.H60])/[.H60]" office:value-type="float" office:value="0.349881796690307">
            <text:p>0.34988179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882">
            <text:p>882</text:p>
          </table:table-cell>
          <table:table-cell table:formula="of:=ABS([.I61]-[.H61])/[.H61]" office:value-type="float" office:value="0.0350109409190372">
            <text:p>0.03501094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692">
            <text:p>692</text:p>
          </table:table-cell>
          <table:table-cell table:formula="of:=ABS([.I62]-[.H62])/[.H62]" office:value-type="float" office:value="0.303822937625754">
            <text:p>0.30382293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779">
            <text:p>779</text:p>
          </table:table-cell>
          <table:table-cell table:formula="of:=ABS([.I63]-[.H63])/[.H63]" office:value-type="float" office:value="0.17913593256059">
            <text:p>0.17913593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967">
            <text:p>967</text:p>
          </table:table-cell>
          <table:table-cell table:formula="of:=ABS([.I64]-[.H64])/[.H64]" office:value-type="float" office:value="0.296246648793566">
            <text:p>0.29624664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641">
            <text:p>641</text:p>
          </table:table-cell>
          <table:table-cell table:formula="of:=ABS([.I65]-[.H65])/[.H65]" office:value-type="float" office:value="0.299453551912568">
            <text:p>0.299453551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5:.D65]; &quot;T&quot;)" office:value-type="float" office:value="14">
            <text:p>14</text:p>
          </table:table-cell>
          <table:table-cell table:style-name="ce1" table:formula="of:=[.E66]/21" office:value-type="float" office:value="0.666666666666667">
            <text:p>0.6666666667</text:p>
          </table:table-cell>
          <table:table-cell table:number-columns-repeated="3"/>
          <table:table-cell table:style-name="ce1" table:formula="of:=AVERAGE([.J45:.J65])" office:value-type="float" office:value="0.213887796782882">
            <text:p>0.21388779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99">
            <text:p>899</text:p>
          </table:table-cell>
          <table:table-cell table:formula="of:=ABS([.I67]-[.H67])/[.H67]" office:value-type="float" office:value="0.790836653386454">
            <text:p>0.79083665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167">
            <text:p>1167</text:p>
          </table:table-cell>
          <table:table-cell table:formula="of:=ABS([.I68]-[.H68])/[.H68]" office:value-type="float" office:value="0.566442953020134">
            <text:p>0.5664429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059">
            <text:p>1059</text:p>
          </table:table-cell>
          <table:table-cell table:formula="of:=ABS([.I69]-[.H69])/[.H69]" office:value-type="float" office:value="0.961111111111111">
            <text:p>0.961111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765">
            <text:p>765</text:p>
          </table:table-cell>
          <table:table-cell table:formula="of:=ABS([.I70]-[.H70])/[.H70]" office:value-type="float" office:value="0.825775656324582">
            <text:p>0.82577565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04">
            <text:p>904</text:p>
          </table:table-cell>
          <table:table-cell table:formula="of:=ABS([.I71]-[.H71])/[.H71]" office:value-type="float" office:value="0.335302806499261">
            <text:p>0.33530280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994">
            <text:p>994</text:p>
          </table:table-cell>
          <table:table-cell table:formula="of:=ABS([.I72]-[.H72])/[.H72]" office:value-type="float" office:value="0.212195121951219">
            <text:p>0.2121951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6">
            <text:p>576</text:p>
          </table:table-cell>
          <table:table-cell table:formula="of:=ABS([.I73]-[.H73])/[.H73]" office:value-type="float" office:value="0.834394904458599">
            <text:p>0.83439490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054">
            <text:p>1054</text:p>
          </table:table-cell>
          <table:table-cell table:formula="of:=ABS([.I74]-[.H74])/[.H74]" office:value-type="float" office:value="0.256257449344458">
            <text:p>0.25625744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892">
            <text:p>892</text:p>
          </table:table-cell>
          <table:table-cell table:formula="of:=ABS([.I75]-[.H75])/[.H75]" office:value-type="float" office:value="0.527397260273973">
            <text:p>0.52739726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47">
            <text:p>947</text:p>
          </table:table-cell>
          <table:table-cell table:formula="of:=ABS([.I76]-[.H76])/[.H76]" office:value-type="float" office:value="4.63690476190476">
            <text:p>4.63690476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797">
            <text:p>797</text:p>
          </table:table-cell>
          <table:table-cell table:formula="of:=ABS([.I77]-[.H77])/[.H77]" office:value-type="float" office:value="0.403169014084507">
            <text:p>0.40316901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957">
            <text:p>957</text:p>
          </table:table-cell>
          <table:table-cell table:formula="of:=ABS([.I78]-[.H78])/[.H78]" office:value-type="float" office:value="0.670157068062827">
            <text:p>0.67015706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08">
            <text:p>908</text:p>
          </table:table-cell>
          <table:table-cell table:formula="of:=ABS([.I79]-[.H79])/[.H79]" office:value-type="float" office:value="1.95765472312704">
            <text:p>1.95765472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0">
            <text:p>1030</text:p>
          </table:table-cell>
          <table:table-cell table:formula="of:=ABS([.I80]-[.H80])/[.H80]" office:value-type="float" office:value="1.48792270531401">
            <text:p>1.48792270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048">
            <text:p>1048</text:p>
          </table:table-cell>
          <table:table-cell table:formula="of:=ABS([.I81]-[.H81])/[.H81]" office:value-type="float" office:value="0.305105853051058">
            <text:p>0.30510585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15">
            <text:p>915</text:p>
          </table:table-cell>
          <table:table-cell table:formula="of:=ABS([.I82]-[.H82])/[.H82]" office:value-type="float" office:value="1.11316397228637">
            <text:p>1.11316397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56">
            <text:p>956</text:p>
          </table:table-cell>
          <table:table-cell table:formula="of:=ABS([.I83]-[.H83])/[.H83]" office:value-type="float" office:value="0.340813464235624">
            <text:p>0.34081346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025">
            <text:p>1025</text:p>
          </table:table-cell>
          <table:table-cell table:formula="of:=ABS([.I84]-[.H84])/[.H84]" office:value-type="float" office:value="0.629570747217806">
            <text:p>0.62957074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235">
            <text:p>235</text:p>
          </table:table-cell>
          <table:table-cell table:formula="of:=ABS([.I85]-[.H85])/[.H85]" office:value-type="float" office:value="0.49244060475162">
            <text:p>0.49244060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65">
            <text:p>965</text:p>
          </table:table-cell>
          <table:table-cell table:formula="of:=ABS([.I86]-[.H86])/[.H86]" office:value-type="float" office:value="0.551446945337621">
            <text:p>0.55144694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64">
            <text:p>964</text:p>
          </table:table-cell>
          <table:table-cell table:formula="of:=ABS([.I87]-[.H87])/[.H87]" office:value-type="float" office:value="1.73863636363636">
            <text:p>1.738636363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:.D87]; &quot;T&quot;)" office:value-type="float" office:value="1">
            <text:p>1</text:p>
          </table:table-cell>
          <table:table-cell table:style-name="ce1" table:formula="of:=[.E88]/21" office:value-type="float" office:value="0.0476190476190476">
            <text:p>0.0476190476</text:p>
          </table:table-cell>
          <table:table-cell table:number-columns-repeated="3"/>
          <table:table-cell table:style-name="ce1" table:formula="of:=AVERAGE([.J67:.J87])" office:value-type="float" office:value="0.935080959018067">
            <text:p>0.9350809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31">
            <text:p>1031</text:p>
          </table:table-cell>
          <table:table-cell table:formula="of:=ABS([.I89]-[.H89])/[.H89]" office:value-type="float" office:value="0.818342151675485">
            <text:p>0.81834215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053">
            <text:p>1053</text:p>
          </table:table-cell>
          <table:table-cell table:formula="of:=ABS([.I90]-[.H90])/[.H90]" office:value-type="float" office:value="0.752079866888519">
            <text:p>0.75207986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095">
            <text:p>1095</text:p>
          </table:table-cell>
          <table:table-cell table:formula="of:=ABS([.I91]-[.H91])/[.H91]" office:value-type="float" office:value="0.998175182481752">
            <text:p>0.99817518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876">
            <text:p>876</text:p>
          </table:table-cell>
          <table:table-cell table:formula="of:=ABS([.I92]-[.H92])/[.H92]" office:value-type="float" office:value="1.04672897196262">
            <text:p>1.0467289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65">
            <text:p>1065</text:p>
          </table:table-cell>
          <table:table-cell table:formula="of:=ABS([.I93]-[.H93])/[.H93]" office:value-type="float" office:value="0.450953678474114">
            <text:p>0.450953678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:.D93]; &quot;T&quot;)" office:value-type="float" office:value="0">
            <text:p>0</text:p>
          </table:table-cell>
          <table:table-cell table:formula="of:=[.E94]/5" office:value-type="float" office:value="0">
            <text:p>0</text:p>
          </table:table-cell>
          <table:table-cell table:number-columns-repeated="3"/>
          <table:table-cell table:style-name="ce1" table:formula="of:=AVERAGE([.J89:.J93])" office:value-type="float" office:value="0.813255970296497">
            <text:p>0.81325597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838">
            <text:p>838</text:p>
          </table:table-cell>
          <table:table-cell table:formula="of:=ABS([.I95]-[.H95])/[.H95]" office:value-type="float" office:value="0.454861111111111">
            <text:p>0.454861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26">
            <text:p>826</text:p>
          </table:table-cell>
          <table:table-cell table:formula="of:=ABS([.I96]-[.H96])/[.H96]" office:value-type="float" office:value="0.372093023255814">
            <text:p>0.37209302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828">
            <text:p>828</text:p>
          </table:table-cell>
          <table:table-cell table:formula="of:=ABS([.I97]-[.H97])/[.H97]" office:value-type="float" office:value="0.886104783599089">
            <text:p>0.88610478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43">
            <text:p>843</text:p>
          </table:table-cell>
          <table:table-cell table:formula="of:=ABS([.I98]-[.H98])/[.H98]" office:value-type="float" office:value="0.0670886075949367">
            <text:p>0.06708860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797">
            <text:p>797</text:p>
          </table:table-cell>
          <table:table-cell table:formula="of:=ABS([.I99]-[.H99])/[.H99]" office:value-type="float" office:value="1.04358974358974">
            <text:p>1.043589743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5:.D99]; &quot;T&quot;)" office:value-type="float" office:value="0">
            <text:p>0</text:p>
          </table:table-cell>
          <table:table-cell table:style-name="ce1" table:formula="of:=[.E100]/21" office:value-type="float" office:value="0">
            <text:p>0</text:p>
          </table:table-cell>
          <table:table-cell table:number-columns-repeated="3"/>
          <table:table-cell table:style-name="ce1" table:formula="of:=AVERAGE([.J95:.J99])" office:value-type="float" office:value="0.564747453830139">
            <text:p>0.564747453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8];[.E66];[.E44];[.E22])" office:value-type="float" office:value="57">
            <text:p>57</text:p>
          </table:table-cell>
          <table:table-cell table:style-name="ce1" table:formula="of:=[.E101]/(4*21)" office:value-type="float" office:value="0.678571428571429">
            <text:p>0.6785714286</text:p>
          </table:table-cell>
          <table:table-cell table:number-columns-repeated="3"/>
          <table:table-cell table:formula="of:=AVERAGE([.J67:.J87];[.J45:.J65];[.J23:.J43];[.J1:.J21])" office:value-type="float" office:value="0.355330738811473">
            <text:p>0.3553307388</text:p>
          </table:table-cell>
          <table:table-cell table:number-columns-repeated="15"/>
        </table:table-row>
        <table:table-row table:style-name="ro1" table:number-rows-repeated="104847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2T17:14:56</dc:date>
    <meta:document-statistic meta:table-count="1" meta:cell-count="991" meta:object-count="0"/>
    <meta:generator>LibreOffice/4.0.3.3$Linux_x86 LibreOffice_project/400m0$Build-3</meta:generator>
  </office:meta>
</office:document-meta>
</file>